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6.38cm"/>
    </style:style>
    <style:style style:name="co7" style:family="table-column">
      <style:table-column-properties fo:break-before="auto" style:column-width="7.77cm"/>
    </style:style>
    <style:style style:name="co8" style:family="table-column">
      <style:table-column-properties fo:break-before="auto" style:column-width="7.632cm"/>
    </style:style>
    <style:style style:name="co9" style:family="table-column">
      <style:table-column-properties fo:break-before="auto" style:column-width="5.973cm"/>
    </style:style>
    <style:style style:name="co10" style:family="table-column">
      <style:table-column-properties fo:break-before="auto" style:column-width="6.108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2a6099"/>
      <style:text-properties fo:color="#ffffff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00a933"/>
      <style:text-properties fo:color="#ffffff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etalleConsum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antidad/día</text:p>
          </table:table-cell>
          <table:table-cell table:style-name="ce1"/>
          <table:table-cell table:style-name="ce1" office:value-type="string" calcext:value-type="string">
            <text:p>Total de consumiciones</text:p>
          </table:table-cell>
          <table:table-cell table:style-name="ce5" office:value-type="string" calcext:value-type="string">
            <text:p>Consumo diario Aleman</text:p>
          </table:table-cell>
          <table:table-cell table:style-name="ce5" office:value-type="string" calcext:value-type="string">
            <text:p>Consumo diario Breton</text:p>
          </table:table-cell>
          <table:table-cell table:style-name="ce5" office:value-type="string" calcext:value-type="string">
            <text:p>Consumo diario Español</text:p>
          </table:table-cell>
          <table:table-cell table:style-name="ce5" office:value-type="string" calcext:value-type="string">
            <text:p>Consumo diario Franc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é con limón</text:p>
          </table:table-cell>
          <table:table-cell table:style-name="ce2" table:formula="of:=SUMIF([.C$2:.C$1427];[.E2];[.D$2:.D$1427])" office:value-type="float" office:value="161" calcext:value-type="float">
            <text:p>161</text:p>
          </table:table-cell>
          <table:table-cell table:style-name="ce6" table:formula="of:=SUMIFS([.$D2:.$D1427];[.$B2:.$B1427];&quot;ALE&quot;;[.$C2:.$C1427];[.$E$16])" office:value-type="float" office:value="13" calcext:value-type="float">
            <text:p>13</text:p>
          </table:table-cell>
          <table:table-cell table:style-name="ce6" table:formula="of:=SUMIFS([.$D2:.$D1427];[.$B2:.$B1427];&quot;GBR&quot;;[.$C2:.$C1427];[.E16])" office:value-type="float" office:value="138" calcext:value-type="float">
            <text:p>138</text:p>
          </table:table-cell>
          <table:table-cell table:style-name="ce6" table:formula="of:=SUMIFS([.$D2:.$D1427];[.$B2:.$B1427];&quot;ESP&quot;;[.$C2:.$C1427];[.$E16])" office:value-type="float" office:value="7" calcext:value-type="float">
            <text:p>7</text:p>
          </table:table-cell>
          <table:table-cell table:style-name="ce6" table:formula="of:=SUMIFS([.$D2:.$D1427];[.$B2:.$B1427];&quot;FRA&quot;;[.$C2:.$C1427];[.E1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afé</text:p>
          </table:table-cell>
          <table:table-cell table:style-name="ce2" table:formula="of:=SUMIF([.C$2:.C$1427];[.E3];[.D$2:.D$1427])" office:value-type="float" office:value="339" calcext:value-type="float">
            <text:p>339</text:p>
          </table:table-cell>
          <table:table-cell table:style-name="ce6" table:formula="of:=SUMIFS([.D$2:.D$1427];[.B$2:.B$1427];&quot;ALE&quot;;[.C$2:.C$1427];[.E17])" office:value-type="float" office:value="76" calcext:value-type="float">
            <text:p>76</text:p>
          </table:table-cell>
          <table:table-cell table:style-name="ce6" table:formula="of:=SUMIFS([.$D3:.$D1428];[.$B3:.$B1428];&quot;GBR&quot;;[.$C3:.$C1428];[.E17])" office:value-type="float" office:value="78" calcext:value-type="float">
            <text:p>78</text:p>
          </table:table-cell>
          <table:table-cell table:style-name="ce6" table:formula="of:=SUMIFS([.$D3:.$D1428];[.$B3:.$B1428];&quot;ESP&quot;;[.$C3:.$C1428];[.$E17])" office:value-type="float" office:value="134" calcext:value-type="float">
            <text:p>134</text:p>
          </table:table-cell>
          <table:table-cell table:style-name="ce6" table:formula="of:=SUMIFS([.$D3:.$D1428];[.$B3:.$B1428];&quot;FRA&quot;;[.$C3:.$C1428];[.E17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afé con leche</text:p>
          </table:table-cell>
          <table:table-cell table:style-name="ce2" table:formula="of:=SUMIF([.C$2:.C$1427];[.E4];[.D$2:.D$1427])" office:value-type="float" office:value="412" calcext:value-type="float">
            <text:p>412</text:p>
          </table:table-cell>
          <table:table-cell table:style-name="ce6" table:formula="of:=SUMIFS([.D$2:.D$1427];[.B$2:.B$1427];&quot;ALE&quot;;[.C$2:.C$1427];[.E18])" office:value-type="float" office:value="149" calcext:value-type="float">
            <text:p>149</text:p>
          </table:table-cell>
          <table:table-cell table:style-name="ce6" table:formula="of:=SUMIFS([.$D4:.$D1429];[.$B4:.$B1429];&quot;GBR&quot;;[.$C4:.$C1429];[.E18])" office:value-type="float" office:value="88" calcext:value-type="float">
            <text:p>88</text:p>
          </table:table-cell>
          <table:table-cell table:style-name="ce6" table:formula="of:=SUMIFS([.$D4:.$D1429];[.$B4:.$B1429];&quot;ESP&quot;;[.$C4:.$C1429];[.$E18])" office:value-type="float" office:value="138" calcext:value-type="float">
            <text:p>138</text:p>
          </table:table-cell>
          <table:table-cell table:style-name="ce6" table:formula="of:=SUMIFS([.$D4:.$D1429];[.$B4:.$B1429];&quot;FRA&quot;;[.$C4:.$C1429];[.E18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ino</text:p>
          </table:table-cell>
          <table:table-cell table:style-name="ce2" table:formula="of:=SUMIF([.C$2:.C$1427];[.E5];[.D$2:.D$1427])" office:value-type="float" office:value="450" calcext:value-type="float">
            <text:p>450</text:p>
          </table:table-cell>
          <table:table-cell table:style-name="ce6" table:formula="of:=SUMIFS([.D$2:.D$1427];[.B$2:.B$1427];&quot;ALE&quot;;[.C$2:.C$1427];[.E19])" office:value-type="float" office:value="189" calcext:value-type="float">
            <text:p>189</text:p>
          </table:table-cell>
          <table:table-cell table:style-name="ce6" table:formula="of:=SUMIFS([.$D5:.$D1430];[.$B5:.$B1430];&quot;GBR&quot;;[.$C5:.$C1430];[.E19])" office:value-type="float" office:value="82" calcext:value-type="float">
            <text:p>82</text:p>
          </table:table-cell>
          <table:table-cell table:style-name="ce6" table:formula="of:=SUMIFS([.$D5:.$D1430];[.$B5:.$B1430];&quot;ESP&quot;;[.$C5:.$C1430];[.$E19])" office:value-type="float" office:value="118" calcext:value-type="float">
            <text:p>118</text:p>
          </table:table-cell>
          <table:table-cell table:style-name="ce6" table:formula="of:=SUMIFS([.$D5:.$D1430];[.$B5:.$B1430];&quot;FRA&quot;;[.$C5:.$C1430];[.E19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angría</text:p>
          </table:table-cell>
          <table:table-cell table:style-name="ce2" table:formula="of:=SUMIF([.C$2:.C$1427];[.E6];[.D$2:.D$1427])" office:value-type="float" office:value="293" calcext:value-type="float">
            <text:p>293</text:p>
          </table:table-cell>
          <table:table-cell table:style-name="ce6" table:formula="of:=SUMIFS([.D$2:.D$1427];[.B$2:.B$1427];&quot;ALE&quot;;[.C$2:.C$1427];[.E20])" office:value-type="float" office:value="186" calcext:value-type="float">
            <text:p>186</text:p>
          </table:table-cell>
          <table:table-cell table:style-name="ce6" table:formula="of:=SUMIFS([.$D6:.$D1431];[.$B6:.$B1431];&quot;GBR&quot;;[.$C6:.$C1431];[.E20])" office:value-type="float" office:value="71" calcext:value-type="float">
            <text:p>71</text:p>
          </table:table-cell>
          <table:table-cell table:style-name="ce6" table:formula="of:=SUMIFS([.$D6:.$D1431];[.$B6:.$B1431];&quot;ESP&quot;;[.$C6:.$C1431];[.$E20])" office:value-type="float" office:value="34" calcext:value-type="float">
            <text:p>34</text:p>
          </table:table-cell>
          <table:table-cell table:style-name="ce6" table:formula="of:=SUMIFS([.$D6:.$D1431];[.$B6:.$B1431];&quot;FRA&quot;;[.$C6:.$C1431];[.E2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Whisky</text:p>
          </table:table-cell>
          <table:table-cell table:style-name="ce2" table:formula="of:=SUMIF([.C$2:.C$1427];[.E7];[.D$2:.D$1427])" office:value-type="float" office:value="219" calcext:value-type="float">
            <text:p>219</text:p>
          </table:table-cell>
          <table:table-cell table:style-name="ce6" table:formula="of:=SUMIFS([.D$2:.D$1427];[.B$2:.B$1427];&quot;ALE&quot;;[.C$2:.C$1427];[.E21])" office:value-type="float" office:value="57" calcext:value-type="float">
            <text:p>57</text:p>
          </table:table-cell>
          <table:table-cell table:style-name="ce6" table:formula="of:=SUMIFS([.$D7:.$D1432];[.$B7:.$B1432];&quot;GBR&quot;;[.$C7:.$C1432];[.E21])" office:value-type="float" office:value="118" calcext:value-type="float">
            <text:p>118</text:p>
          </table:table-cell>
          <table:table-cell table:style-name="ce6" table:formula="of:=SUMIFS([.$D7:.$D1432];[.$B7:.$B1432];&quot;ESP&quot;;[.$C7:.$C1432];[.$E21])" office:value-type="float" office:value="30" calcext:value-type="float">
            <text:p>30</text:p>
          </table:table-cell>
          <table:table-cell table:style-name="ce6" table:formula="of:=SUMIFS([.$D7:.$D1432];[.$B7:.$B1432];&quot;FRA&quot;;[.$C7:.$C1432];[.E21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aña cerveza</text:p>
          </table:table-cell>
          <table:table-cell table:style-name="ce2" table:formula="of:=SUMIF([.C$2:.C$1427];[.E8];[.D$2:.D$1427])" office:value-type="float" office:value="356" calcext:value-type="float">
            <text:p>356</text:p>
          </table:table-cell>
          <table:table-cell table:style-name="ce6" table:formula="of:=SUMIFS([.D$2:.D$1427];[.B$2:.B$1427];&quot;ALE&quot;;[.C$2:.C$1427];[.E22])" office:value-type="float" office:value="111" calcext:value-type="float">
            <text:p>111</text:p>
          </table:table-cell>
          <table:table-cell table:style-name="ce6" table:formula="of:=SUMIFS([.$D8:.$D1433];[.$B8:.$B1433];&quot;GBR&quot;;[.$C8:.$C1433];[.E22])" office:value-type="float" office:value="66" calcext:value-type="float">
            <text:p>66</text:p>
          </table:table-cell>
          <table:table-cell table:style-name="ce6" table:formula="of:=SUMIFS([.$D8:.$D1433];[.$B8:.$B1433];&quot;ESP&quot;;[.$C8:.$C1433];[.$E22])" office:value-type="float" office:value="142" calcext:value-type="float">
            <text:p>142</text:p>
          </table:table-cell>
          <table:table-cell table:style-name="ce6" table:formula="of:=SUMIFS([.$D8:.$D1433];[.$B8:.$B1433];&quot;FRA&quot;;[.$C8:.$C1433];[.E22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randy</text:p>
          </table:table-cell>
          <table:table-cell table:style-name="ce2" table:formula="of:=SUMIF([.C$2:.C$1427];[.E9];[.D$2:.D$1427])" office:value-type="float" office:value="212" calcext:value-type="float">
            <text:p>212</text:p>
          </table:table-cell>
          <table:table-cell table:style-name="ce6" table:formula="of:=SUMIFS([.D$2:.D$1427];[.B$2:.B$1427];&quot;ALE&quot;;[.C$2:.C$1427];[.E23])" office:value-type="float" office:value="66" calcext:value-type="float">
            <text:p>66</text:p>
          </table:table-cell>
          <table:table-cell table:style-name="ce6" table:formula="of:=SUMIFS([.$D9:.$D1434];[.$B9:.$B1434];&quot;GBR&quot;;[.$C9:.$C1434];[.E23])" office:value-type="float" office:value="25" calcext:value-type="float">
            <text:p>25</text:p>
          </table:table-cell>
          <table:table-cell table:style-name="ce6" table:formula="of:=SUMIFS([.$D9:.$D1434];[.$B9:.$B1434];&quot;ESP&quot;;[.$C9:.$C1434];[.$E23])" office:value-type="float" office:value="64" calcext:value-type="float">
            <text:p>64</text:p>
          </table:table-cell>
          <table:table-cell table:style-name="ce6" table:formula="of:=SUMIFS([.$D9:.$D1434];[.$B9:.$B1434];&quot;FRA&quot;;[.$C9:.$C1434];[.E23]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ava</text:p>
          </table:table-cell>
          <table:table-cell table:style-name="ce2" table:formula="of:=SUMIF([.C$2:.C$1427];[.E10];[.D$2:.D$1427])" office:value-type="float" office:value="114" calcext:value-type="float">
            <text:p>114</text:p>
          </table:table-cell>
          <table:table-cell table:style-name="ce6" table:formula="of:=SUMIFS([.D$2:.D$1427];[.B$2:.B$1427];&quot;ALE&quot;;[.C$2:.C$1427];[.E24])" office:value-type="float" office:value="16" calcext:value-type="float">
            <text:p>16</text:p>
          </table:table-cell>
          <table:table-cell table:style-name="ce6" table:formula="of:=SUMIFS([.$D10:.$D1435];[.$B10:.$B1435];&quot;GBR&quot;;[.$C10:.$C1435];[.E24])" office:value-type="float" office:value="22" calcext:value-type="float">
            <text:p>22</text:p>
          </table:table-cell>
          <table:table-cell table:style-name="ce6" table:formula="of:=SUMIFS([.$D10:.$D1435];[.$B10:.$B1435];&quot;ESP&quot;;[.$C10:.$C1435];[.$E24])" office:value-type="float" office:value="20" calcext:value-type="float">
            <text:p>20</text:p>
          </table:table-cell>
          <table:table-cell table:style-name="ce6" table:formula="of:=SUMIFS([.$D10:.$D1435];[.$B10:.$B1435];&quot;FRA&quot;;[.$C10:.$C1435];[.E24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erveza</text:p>
          </table:table-cell>
          <table:table-cell table:style-name="ce2" table:formula="of:=SUMIF([.C$2:.C$1427];[.E11];[.D$2:.D$1427])" office:value-type="float" office:value="341" calcext:value-type="float">
            <text:p>341</text:p>
          </table:table-cell>
          <table:table-cell table:style-name="ce6" table:formula="of:=SUMIFS([.D$2:.D$1427];[.B$2:.B$1427];&quot;ALE&quot;;[.C$2:.C$1427];[.E25])" office:value-type="float" office:value="99" calcext:value-type="float">
            <text:p>99</text:p>
          </table:table-cell>
          <table:table-cell table:style-name="ce6" table:formula="of:=SUMIFS([.$D11:.$D1436];[.$B11:.$B1436];&quot;GBR&quot;;[.$C11:.$C1436];[.E25])" office:value-type="float" office:value="90" calcext:value-type="float">
            <text:p>90</text:p>
          </table:table-cell>
          <table:table-cell table:style-name="ce6" table:formula="of:=SUMIFS([.$D11:.$D1436];[.$B11:.$B1436];&quot;ESP&quot;;[.$C11:.$C1436];[.$E25])" office:value-type="float" office:value="118" calcext:value-type="float">
            <text:p>118</text:p>
          </table:table-cell>
          <table:table-cell table:style-name="ce6" table:formula="of:=SUMIFS([.$D11:.$D1436];[.$B11:.$B1436];&quot;FRA&quot;;[.$C11:.$C1436];[.E25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otal de todas las bebidas</text:p>
          </table:table-cell>
          <table:table-cell table:style-name="ce2" table:formula="of:=SUM([.D$2:.D$1427])" office:value-type="float" office:value="2897" calcext:value-type="float">
            <text:p>2897</text:p>
          </table:table-cell>
          <table:table-cell table:style-name="ce7" table:formula="of:=SUM([.G$2:.G$11])" office:value-type="float" office:value="962" calcext:value-type="float">
            <text:p>962</text:p>
          </table:table-cell>
          <table:table-cell table:style-name="ce7" table:formula="of:=SUM([.H$2:.H$11])" office:value-type="float" office:value="778" calcext:value-type="float">
            <text:p>778</text:p>
          </table:table-cell>
          <table:table-cell table:style-name="ce7" table:formula="of:=SUM([.I$2:.I$11])" office:value-type="float" office:value="805" calcext:value-type="float">
            <text:p>805</text:p>
          </table:table-cell>
          <table:table-cell table:style-name="ce12" table:formula="of:=SUM([.J$2:.J$11])" office:value-type="float" office:value="352" calcext:value-type="float">
            <text:p>352</text:p>
          </table:table-cell>
          <table:table-cell office:value-type="string" calcext:value-type="string">
            <text:p>Total del consum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de consumicion Alemana</text:p>
          </table:table-cell>
          <table:table-cell/>
          <table:table-cell table:style-name="ce8" office:value-type="string" calcext:value-type="string">
            <text:p>Pomedio de consumicion Alemana</text:p>
          </table:table-cell>
          <table:table-cell table:style-name="ce10" office:value-type="string" calcext:value-type="string">
            <text:p>Promedio de consumicion Bretona</text:p>
          </table:table-cell>
          <table:table-cell table:style-name="ce10" office:value-type="string" calcext:value-type="string">
            <text:p>Promedio de consumicion Española</text:p>
          </table:table-cell>
          <table:table-cell table:style-name="ce13" office:value-type="string" calcext:value-type="string">
            <text:p>Promedio de consumo de Frances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formula="of:=SUMIF([.$B$2:.$D$1427];[.B1427];[.D$2:.D$1427])" office:value-type="float" office:value="962" calcext:value-type="float">
            <text:p>962</text:p>
          </table:table-cell>
          <table:table-cell/>
          <table:table-cell table:style-name="ce9" table:formula="of:=ROUND( AVERAGEIF([.$B$2:.$C$1427];&quot;ALE&quot;;[.$D$1:.$D$1427]);2)" office:value-type="float" office:value="2.06" calcext:value-type="float">
            <text:p>2,06</text:p>
          </table:table-cell>
          <table:table-cell table:style-name="ce11" table:formula="of:=ROUND( AVERAGEIF([.$B$2:.$C$1427];&quot;GBR&quot;;[.$D$1:.$D$1427]);2)" office:value-type="float" office:value="2.01" calcext:value-type="float">
            <text:p>2,01</text:p>
          </table:table-cell>
          <table:table-cell table:style-name="ce11" table:formula="of:=ROUND( AVERAGEIF([.$B$2:.$C$1427];&quot;ESP&quot;;[.$D$1:.$D$1427]);2)" office:value-type="float" office:value="2.01" calcext:value-type="float">
            <text:p>2,01</text:p>
          </table:table-cell>
          <table:table-cell table:style-name="ce14" table:formula="of:=ROUND( AVERAGEIF([.$B$2:.$C$1427];&quot;FRA&quot;;[.$D$1:.$D$1427]);2)" office:value-type="float" office:value="2.05" calcext:value-type="float">
            <text:p>2,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medio de consumo diario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é con limón</text:p>
          </table:table-cell>
          <table:table-cell table:style-name="ce4" table:formula="of:=ROUND(AVERAGEIF([.C$2:.C$1427];[.E16];[.D$2:.D$1427]) ;2)"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afé</text:p>
          </table:table-cell>
          <table:table-cell table:style-name="ce4" table:formula="of:=ROUND(AVERAGEIF([.C$2:.C$1427];[.E17];[.D$2:.D$1427]) ;2)"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afé con leche</text:p>
          </table:table-cell>
          <table:table-cell table:style-name="ce4" table:formula="of:=ROUND(AVERAGEIF([.C$2:.C$1427];[.E18];[.D$2:.D$1427]) ;2)"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no</text:p>
          </table:table-cell>
          <table:table-cell table:style-name="ce4" table:formula="of:=ROUND(AVERAGEIF([.C$2:.C$1427];[.E19];[.D$2:.D$1427]) ;2)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angría</text:p>
          </table:table-cell>
          <table:table-cell table:style-name="ce4" table:formula="of:=ROUND(AVERAGEIF([.C$2:.C$1427];[.E20];[.D$2:.D$1427]) ;2)"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Whisky</text:p>
          </table:table-cell>
          <table:table-cell table:style-name="ce4" table:formula="of:=ROUND(AVERAGEIF([.C$2:.C$1427];[.E21];[.D$2:.D$1427]) ;2)"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aña cerveza</text:p>
          </table:table-cell>
          <table:table-cell table:style-name="ce4" table:formula="of:=ROUND(AVERAGEIF([.C$2:.C$1427];[.E22];[.D$2:.D$1427]) ;2)"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randy</text:p>
          </table:table-cell>
          <table:table-cell table:style-name="ce4" table:formula="of:=ROUND(AVERAGEIF([.C$2:.C$1427];[.E23];[.D$2:.D$1427]) ;2)"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ava</text:p>
          </table:table-cell>
          <table:table-cell table:style-name="ce4" table:formula="of:=ROUND(AVERAGEIF([.C$2:.C$1427];[.E24];[.D$2:.D$1427]) ;2)"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erveza</text:p>
          </table:table-cell>
          <table:table-cell table:style-name="ce4" table:formula="of:=ROUND(AVERAGEIF([.C$2:.C$1427];[.E25];[.D$2:.D$1427]) ;2)"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13:45:58.745110374</dc:date>
    <meta:editing-duration>PT2M42S</meta:editing-duration>
    <meta:editing-cycles>1</meta:editing-cycles>
    <meta:document-statistic meta:table-count="1" meta:cell-count="5811" meta:object-count="0"/>
    <meta:generator>LibreOffice/7.3.7.2$Linux_X86_64 LibreOffice_project/30$Build-2</meta:generator>
  </office:meta>
</office:document-meta>
</file>